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02_12-39-53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1-02_17-26-52_000.jpg</text:p>
          </table:table-cell>
          <table:table-cell table:style-name="ce25" office:value-type="string">
            <text:p>:m RES 1*1 / free# JVEMV6 68#_19(T.4_1) / 68. theoretical-physics(tp) / A.1. mathematics / topics=iのi乗；,other=~;think~ / N+:T-6:非ユークリッド</text:p>
          </table:table-cell>
          <table:table-cell table:style-name="ce4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4" table:formula="of:=IF([.E3]=&quot;&quot;;[.C3];CONCATENATE([.C3];&quot; / &quot;;[.E3]))" office:value-type="string" office:string-value=":m RES 1*1 / free# JVEMV6 68#_19(T.4_1) / 68. theoretical-physics(tp) / A.1. mathematics / topics=iのi乗；,other=~;think~ / N+:T-6:非ユークリッド">
            <text:p>:m RES 1*1 / free# JVEMV6 68#_19(T.4_1) / 68. theoretical-physics(tp) / A.1. mathematics / topics=iのi乗；,other=~;think~ / N+:T-6:非ユークリッド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02_17-45-52_000.jpg</text:p>
          </table:table-cell>
          <table:table-cell table:style-name="ce25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1-02_20-23-41_000.jpg</text:p>
          </table:table-cell>
          <table:table-cell table:style-name="ce25" office:value-type="string">
            <text:p>:m :i 1*1 / music / 記譜法 / for=尺八、篠笛,other=数字と、横棒</text:p>
          </table:table-cell>
          <table:table-cell table:style-name="ce18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5]=&quot;&quot;;[.C5];CONCATENATE([.C5];&quot; / &quot;;[.E5]))" office:value-type="string" office:string-value=":m :i 1*1 / music / 記譜法 / for=尺八、篠笛,other=数字と、横棒">
            <text:p>:m :i 1*1 / music / 記譜法 / for=尺八、篠笛,other=数字と、横棒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1-01-02_20-23-53_000.jpg</text:p>
          </table:table-cell>
          <table:table-cell table:style-name="ce16" office:value-type="string">
            <text:p>:tome/ (J*) / about=fx,line=やっても宜しいけれど、ガチガチのルールを作ろう：生活費には、使わない</text:p>
          </table:table-cell>
          <table:table-cell table:style-name="ce16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6]=&quot;&quot;;[.C6];CONCATENATE([.C6];&quot; / &quot;;[.E6]))" office:value-type="string" office:string-value=":tome/ (J*) / about=fx,line=やっても宜しいけれど、ガチガチのルールを作ろう：生活費には、使わない">
            <text:p>:tome/ (J*) / about=fx,line=やっても宜しいけれど、ガチガチのルールを作ろう：生活費には、使わない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02_20-57-22_000.jpg</text:p>
          </table:table-cell>
          <table:table-cell table:style-name="ce25" office:value-type="string">
            <text:p>:m 食べた物</text:p>
          </table:table-cell>
          <table:table-cell table:style-name="ce16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03_00-45-23_000.jpg</text:p>
          </table:table-cell>
          <table:table-cell table:style-name="ce16" office:value-type="string">
            <text:p>:PHOTO 記録 / 経過記録；作ったもの / food=焼酎漬け / material=ニンニク：４つぶ；liquor=麦焼酎：150ml,time=1229-0022,container=silver-cap / type=通常</text:p>
          </table:table-cell>
          <table:table-cell table:style-name="ce17"/>
          <table:table-cell table:style-name="ce4"/>
          <table:table-cell table:style-name="ce4" office:value-type="string">
            <text:p>N-35-35-28.532409 E-139-34-49.379882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ニンニク：４つぶ；liquor=麦焼酎：150ml,time=1229-0022,container=silver-cap / type=通常">
            <text:p>:PHOTO 記録 / 経過記録；作ったもの / food=焼酎漬け / material=ニンニク：４つぶ；liquor=麦焼酎：150ml,time=1229-0022,container=silver-cap / type=通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03_00-45-38_000.jpg</text:p>
          </table:table-cell>
          <table:table-cell table:style-name="ce19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7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1-01-03_00-46-08_000.jpg</text:p>
          </table:table-cell>
          <table:table-cell table:style-name="ce16" office:value-type="string">
            <text:p>:PHOTO 記録 / 経過記録；作ったもの / food=焼酎漬け / material=ニンニク：４つぶ；liquor=麦焼酎：150ml,time=0102-1236,container=silver-cap / type=通常</text:p>
          </table:table-cell>
          <table:table-cell table:style-name="ce17"/>
          <table:table-cell table:style-name="ce4"/>
          <table:table-cell table:style-name="ce4" office:value-type="string">
            <text:p>N-35-35-28.518676 E-139-34-49.379882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ニンニク：４つぶ；liquor=麦焼酎：150ml,time=0102-1236,container=silver-cap / type=通常">
            <text:p>:PHOTO 記録 / 経過記録；作ったもの / food=焼酎漬け / material=ニンニク：４つぶ；liquor=麦焼酎：150ml,time=0102-1236,container=silver-cap / type=通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1-01-03_02-35-57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601074 E-139-34-48.940429</text:p>
          </table:table-cell>
          <table:table-cell table:style-name="ce34" table:formula="of:=IF([.E11]=&quot;&quot;;[.C11];CONCATENATE([.C11];&quot; / &quot;;[.E1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1-01-03_02-36-06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601074 E-139-34-48.940429</text:p>
          </table:table-cell>
          <table:table-cell table:style-name="ce34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1-01-03_02-36-28_000.jpg</text:p>
          </table:table-cell>
          <table:table-cell table:style-name="ce16" office:value-type="string">
            <text:p>:PHOTO 記録 / 文書 / 時刻：飲酒：開始～アダルト視聴：終了</text:p>
          </table:table-cell>
          <table:table-cell table:style-name="ce18"/>
          <table:table-cell table:style-name="ce4"/>
          <table:table-cell table:style-name="ce4"/>
          <table:table-cell table:style-name="ce34" table:formula="of:=IF([.E13]=&quot;&quot;;[.C13];CONCATENATE([.C13];&quot; / &quot;;[.E13]))" office:value-type="string" office:string-value=":PHOTO 記録 / 文書 / 時刻：飲酒：開始～アダルト視聴：終了">
            <text:p>:PHOTO 記録 / 文書 / 時刻：飲酒：開始～アダルト視聴：終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1-01-03_06-48-49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2021-01-03_07-11-06_000.jpg</text:p>
          </table:table-cell>
          <table:table-cell table:style-name="ce16" office:value-type="string">
            <text:p>:tome/ (J*) / about=fx,line=トラウマ反応へに対する解毒剤：夢中になることを、やる；今この瞬間、金にならなくても、構わない</text:p>
          </table:table-cell>
          <table:table-cell table:style-name="ce16"/>
          <table:table-cell table:style-name="ce4"/>
          <table:table-cell table:style-name="ce4" office:value-type="string">
            <text:p>N-35-35-28.518676 E-139-34-49.050292</text:p>
          </table:table-cell>
          <table:table-cell table:style-name="ce34" table:formula="of:=IF([.E15]=&quot;&quot;;[.C15];CONCATENATE([.C15];&quot; / &quot;;[.E15]))" office:value-type="string" office:string-value=":tome/ (J*) / about=fx,line=トラウマ反応へに対する解毒剤：夢中になることを、やる；今この瞬間、金にならなくても、構わない">
            <text:p>:tome/ (J*) / about=fx,line=トラウマ反応へに対する解毒剤：夢中になることを、やる；今この瞬間、金にならなくても、構わない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1-02_17-57-05_000.mid</text:p>
          </table:table-cell>
          <table:table-cell table:style-name="ce8" office:value-type="string">
            <text:p>:in-mid / app=perfect-piano / 演奏、play / id-2021-0102-1 / category=melody,inst=~,for=~,genre=~</text:p>
          </table:table-cell>
          <table:table-cell table:style-name="ce16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in-mid / app=perfect-piano / 演奏、play / id-2021-0102-1 / category=melody,inst=~,for=~,genre=~">
            <text:p>:in-mid / app=perfect-piano / 演奏、play / id-2021-0102-1 / category=melody,inst=~,for=~,genr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3">2021/01/03</text:date>, <text:time>15:06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03T15:06:38.07</dc:date>
    <dc:creator>iwabuchi ken</dc:creator>
    <meta:editing-duration>P30DT2H21M3S</meta:editing-duration>
    <meta:editing-cycles>11169</meta:editing-cycles>
    <meta:document-statistic meta:table-count="1" meta:cell-count="459" meta:object-count="0"/>
  </office:meta>
</office:document-meta>
</file>